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3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Standard">
      <style:text-properties officeooo:rsid="0018142a" officeooo:paragraph-rsid="0018142a"/>
    </style:style>
    <style:style style:name="P4" style:family="paragraph" style:parent-style-name="Text_20_body">
      <style:text-properties officeooo:rsid="0018142a" officeooo:paragraph-rsid="0018142a"/>
    </style:style>
    <style:style style:name="P5" style:family="paragraph" style:parent-style-name="Heading_20_3">
      <style:paragraph-properties fo:margin-left="0cm" fo:margin-right="0cm" fo:text-indent="0cm" style:auto-text-indent="false"/>
    </style:style>
    <style:style style:name="P6" style:family="paragraph" style:parent-style-name="Standard">
      <style:text-properties officeooo:rsid="0018142a" officeooo:paragraph-rsid="0018142a"/>
    </style:style>
    <style:style style:name="P7" style:family="paragraph" style:parent-style-name="Standard">
      <style:text-properties officeooo:rsid="00194365" officeooo:paragraph-rsid="00194365"/>
    </style:style>
    <style:style style:name="P8" style:family="paragraph" style:parent-style-name="Text_20_body" style:list-style-name="L1">
      <style:paragraph-properties fo:margin-left="0cm" fo:margin-right="0cm" fo:text-indent="0cm" style:auto-text-indent="false"/>
    </style:style>
    <style:style style:name="P9" style:family="paragraph" style:parent-style-name="Text_20_body" style:list-style-name="L1">
      <style:paragraph-properties fo:text-indent="0cm" style:auto-text-indent="false"/>
    </style:style>
    <style:style style:name="P10" style:family="paragraph" style:parent-style-name="Text_20_body" style:list-style-name="L2">
      <style:paragraph-properties fo:margin-left="0cm" fo:margin-right="0cm" fo:text-indent="0cm" style:auto-text-indent="false"/>
    </style:style>
    <style:style style:name="P11" style:family="paragraph" style:parent-style-name="Text_20_body" style:list-style-name="L2">
      <style:paragraph-properties fo:text-indent="0cm" style:auto-text-indent="false"/>
    </style:style>
    <style:style style:name="P12" style:family="paragraph" style:parent-style-name="Text_20_body" style:list-style-name="L3">
      <style:paragraph-properties fo:margin-left="0cm" fo:margin-right="0cm" fo:text-indent="0cm" style:auto-text-indent="false"/>
    </style:style>
    <style:style style:name="P13" style:family="paragraph" style:parent-style-name="Text_20_body" style:list-style-name="L3">
      <style:paragraph-properties fo:text-indent="0cm" style:auto-text-indent="false"/>
    </style:style>
    <style:style style:name="P14" style:family="paragraph" style:parent-style-name="Text_20_body" style:list-style-name="L4">
      <style:paragraph-properties fo:margin-left="0cm" fo:margin-right="0cm" fo:text-indent="0cm" style:auto-text-indent="false"/>
    </style:style>
    <style:style style:name="P15" style:family="paragraph" style:parent-style-name="Text_20_body" style:list-style-name="L4">
      <style:paragraph-properties fo:text-indent="0cm" style:auto-text-indent="false"/>
    </style:style>
    <style:style style:name="P16" style:family="paragraph" style:parent-style-name="Text_20_body" style:list-style-name="L5">
      <style:paragraph-properties fo:margin-left="0cm" fo:margin-right="0cm" fo:text-indent="0cm" style:auto-text-indent="false"/>
    </style:style>
    <style:style style:name="P17" style:family="paragraph" style:parent-style-name="Text_20_body" style:list-style-name="L5">
      <style:paragraph-properties fo:text-indent="0cm" style:auto-text-indent="false"/>
    </style:style>
    <style:style style:name="P18" style:family="paragraph" style:parent-style-name="Text_20_body">
      <style:paragraph-properties fo:margin-left="0cm" fo:margin-right="0cm" fo:text-indent="0cm" style:auto-text-indent="false"/>
    </style:style>
    <style:style style:name="P19" style:family="paragraph" style:parent-style-name="Text_20_body" style:list-style-name="L6">
      <style:paragraph-properties fo:margin-left="0cm" fo:margin-right="0cm" fo:text-indent="0cm" style:auto-text-indent="false"/>
    </style:style>
    <style:style style:name="P20" style:family="paragraph" style:parent-style-name="Text_20_body" style:list-style-name="L6">
      <style:paragraph-properties fo:text-indent="0cm" style:auto-text-indent="false"/>
    </style:style>
    <style:style style:name="P21" style:family="paragraph" style:parent-style-name="Text_20_body" style:list-style-name="L7">
      <style:paragraph-properties fo:margin-left="0cm" fo:margin-right="0cm" fo:text-indent="0cm" style:auto-text-indent="false"/>
    </style:style>
    <style:style style:name="P22" style:family="paragraph" style:parent-style-name="Text_20_body" style:list-style-name="L7">
      <style:paragraph-properties fo:text-indent="0cm" style:auto-text-indent="false"/>
    </style:style>
    <style:style style:name="P23" style:family="paragraph" style:parent-style-name="Text_20_body" style:list-style-name="L8">
      <style:paragraph-properties fo:margin-left="0cm" fo:margin-right="0cm" fo:text-indent="0cm" style:auto-text-indent="false"/>
    </style:style>
    <style:style style:name="P24" style:family="paragraph" style:parent-style-name="Text_20_body" style:list-style-name="L8">
      <style:paragraph-properties fo:text-indent="0cm" style:auto-text-indent="false"/>
    </style:style>
    <style:style style:name="P25" style:family="paragraph" style:parent-style-name="Text_20_body">
      <style:text-properties officeooo:rsid="00194365" officeooo:paragraph-rsid="00194365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O QUE É O PRA QUÊ SERVE UM SERVIDOR</text:p>
      <text:p text:style-name="P3"/>
      <text:p text:style-name="P4">Um <text:span text:style-name="Strong_20_Emphasis">servidor</text:span> é como <text:span text:style-name="Strong_20_Emphasis">um atendente que fica disponível o tempo todo</text:span> para responder pedidos 📡🤝</text:p>
      <text:h text:style-name="P1" text:outline-level="3">Explicando bem simples:</text:h>
      <text:list text:style-name="L1">
        <text:list-item>
          <text:p text:style-name="P8"><text:span text:style-name="Strong_20_Emphasis">Seu celular ou computador</text:span> faz pedidos</text:p>
        </text:list-item>
        <text:list-item>
          <text:p text:style-name="P9">O <text:span text:style-name="Strong_20_Emphasis">servidor</text:span> recebe esses pedidos e <text:span text:style-name="Strong_20_Emphasis">responde</text:span></text:p>
        </text:list-item>
      </text:list>
      <text:h text:style-name="P1" text:outline-level="3">Exemplo do dia a dia 🍔</text:h>
      <text:p text:style-name="P2">Pense em um restaurante:</text:p>
      <text:list text:style-name="L2">
        <text:list-item>
          <text:p text:style-name="P10">Você = cliente</text:p>
        </text:list-item>
        <text:list-item>
          <text:p text:style-name="P11">Garçom = internet</text:p>
        </text:list-item>
        <text:list-item>
          <text:p text:style-name="P11"><text:span text:style-name="Strong_20_Emphasis">Servidor = cozinha</text:span></text:p>
        </text:list-item>
      </text:list>
      <text:p text:style-name="P2">Você pede comida → a cozinha prepara → o garçom entrega.</text:p>
      <text:p text:style-name="P2">Na internet:</text:p>
      <text:list text:style-name="L3">
        <text:list-item>
          <text:p text:style-name="P12">Você pede um site, vídeo ou arquivo</text:p>
        </text:list-item>
        <text:list-item>
          <text:p text:style-name="P13">O <text:span text:style-name="Strong_20_Emphasis">servidor</text:span> encontra isso</text:p>
        </text:list-item>
        <text:list-item>
          <text:p text:style-name="P13">Ele envia para você</text:p>
        </text:list-item>
      </text:list>
      <text:h text:style-name="P1" text:outline-level="3">Para que serve um servidor?</text:h>
      <text:p text:style-name="P2">Um servidor serve para:</text:p>
      <text:list text:style-name="L4">
        <text:list-item>
          <text:p text:style-name="P14">Guardar <text:span text:style-name="Strong_20_Emphasis">sites</text:span></text:p>
        </text:list-item>
        <text:list-item>
          <text:p text:style-name="P15">Armazenar <text:span text:style-name="Strong_20_Emphasis">fotos e vídeos</text:span></text:p>
        </text:list-item>
        <text:list-item>
          <text:p text:style-name="P15">Salvar <text:span text:style-name="Strong_20_Emphasis">dados</text:span></text:p>
        </text:list-item>
        <text:list-item>
          <text:p text:style-name="P15">Enviar <text:span text:style-name="Strong_20_Emphasis">mensagens</text:span></text:p>
        </text:list-item>
        <text:list-item>
          <text:p text:style-name="P15">Permitir acesso a <text:span text:style-name="Strong_20_Emphasis">aplicativos online</text:span></text:p>
        </text:list-item>
      </text:list>
      <text:p text:style-name="P2">Exemplos de servidores famosos:</text:p>
      <text:list text:style-name="L5">
        <text:list-item>
          <text:p text:style-name="P16">Servidores do <text:span text:style-name="Strong_20_Emphasis">Google</text:span> → buscas e e-mails</text:p>
        </text:list-item>
        <text:list-item>
          <text:p text:style-name="P17">Servidores do <text:span text:style-name="Strong_20_Emphasis">Netflix</text:span> → filmes e séries</text:p>
        </text:list-item>
        <text:list-item>
          <text:p text:style-name="P17">Servidores do <text:span text:style-name="Strong_20_Emphasis">WhatsApp</text:span> → mensagens</text:p>
        </text:list-item>
      </text:list>
      <text:h text:style-name="P1" text:outline-level="3">Resumindo</text:h>
      <text:p text:style-name="P2">➡️ <text:span text:style-name="Strong_20_Emphasis">Servidor = computador especial que guarda coisas e responde pedidos pela internet</text:span></text:p>
      <text:p text:style-name="P2">Ele fica ligado <text:span text:style-name="Strong_20_Emphasis">24 horas por dia</text:span>, esperando alguém pedir algo.</text:p>
      <text:p text:style-name="P3"><text:soft-page-break/></text:p>
      <text:p text:style-name="P3"/>
      <text:p text:style-name="P7">Qual lingual um servidor usa</text:p>
      <text:p text:style-name="P7"/>
      <text:p text:style-name="P25">Um servidor <text:span text:style-name="Strong_20_Emphasis">não usa só uma linguagem</text:span> — ele pode rodar <text:span text:style-name="Strong_20_Emphasis">várias</text:span>, dependendo do sistema.</text:p>
      <text:h text:style-name="P1" text:outline-level="3">Linguagens mais usadas em servidores (back-end)</text:h>
      <text:p text:style-name="P2">As mais comuns são:</text:p>
      <text:list text:style-name="L6">
        <text:list-item>
          <text:p text:style-name="P19"><text:span text:style-name="Strong_20_Emphasis">JavaScript (Node.js)</text:span><text:line-break/>Muito usado para APIs e aplicações web modernas.</text:p>
        </text:list-item>
        <text:list-item>
          <text:p text:style-name="P20"><text:span text:style-name="Strong_20_Emphasis">Python</text:span><text:line-break/>Popular pela simplicidade. Usado com frameworks como Django e Flask.</text:p>
        </text:list-item>
        <text:list-item>
          <text:p text:style-name="P20"><text:span text:style-name="Strong_20_Emphasis">Java</text:span><text:line-break/>Muito usado em sistemas grandes, bancos e empresas.</text:p>
        </text:list-item>
        <text:list-item>
          <text:p text:style-name="P20"><text:span text:style-name="Strong_20_Emphasis">C#</text:span><text:line-break/>Comum em servidores que usam tecnologia Microsoft (.NET).</text:p>
        </text:list-item>
        <text:list-item>
          <text:p text:style-name="P20"><text:span text:style-name="Strong_20_Emphasis">PHP</text:span><text:line-break/>Muito usado em sites e sistemas web (ex: WordPress).</text:p>
        </text:list-item>
        <text:list-item>
          <text:p text:style-name="P20"><text:span text:style-name="Strong_20_Emphasis">Go (Golang)</text:span><text:line-break/>Rápido e eficiente, muito usado em servidores modernos.</text:p>
        </text:list-item>
        <text:list-item>
          <text:p text:style-name="P20"><text:span text:style-name="Strong_20_Emphasis">Ruby</text:span><text:line-break/>Usado com Ruby on Rails.</text:p>
        </text:list-item>
      </text:list>
      <text:h text:style-name="P1" text:outline-level="3">E o banco de dados?</text:h>
      <text:p text:style-name="P2">O servidor também trabalha com <text:span text:style-name="Strong_20_Emphasis">linguagens de banco de dados</text:span>, como:</text:p>
      <text:list text:style-name="L7">
        <text:list-item>
          <text:p text:style-name="P21"><text:span text:style-name="Strong_20_Emphasis">SQL</text:span> (MySQL, PostgreSQL, SQL Server)</text:p>
        </text:list-item>
        <text:list-item>
          <text:p text:style-name="P22"><text:span text:style-name="Strong_20_Emphasis">NoSQL</text:span> (MongoDB)</text:p>
        </text:list-item>
      </text:list>
      <text:h text:style-name="P1" text:outline-level="3">Explicação simples</text:h>
      <text:p text:style-name="P2">Pense no servidor como um restaurante 🍽️:</text:p>
      <text:list text:style-name="L8">
        <text:list-item>
          <text:p text:style-name="P23">O <text:span text:style-name="Strong_20_Emphasis">cliente</text:span> pede (front-end)</text:p>
        </text:list-item>
        <text:list-item>
          <text:p text:style-name="P24">O <text:span text:style-name="Strong_20_Emphasis">garçom/cozinha</text:span> processa o pedido (servidor/back-end)</text:p>
        </text:list-item>
        <text:list-item>
          <text:p text:style-name="P24">A <text:span text:style-name="Strong_20_Emphasis">cozinha</text:span> pode usar “receitas” diferentes (linguagens)</text:p>
        </text:list-item>
      </text:list>
      <text:h text:style-name="P1" text:outline-level="3">Resumo rápido</text:h>
      <text:p text:style-name="P2">👉 <text:span text:style-name="Strong_20_Emphasis">Um servidor pode usar várias linguagens, mas as mais comuns são JavaScript, Python, Java, C#, PHP e Go.</text:span>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5T18:13:45.205861875</meta:creation-date>
    <dc:date>2025-12-25T18:28:48.711515865</dc:date>
    <meta:editing-duration>PT2M6S</meta:editing-duration>
    <meta:editing-cycles>2</meta:editing-cycles>
    <meta:generator>1Doc/1.5.0.$MacOSX_X86_64 LibreOffice_project/2f9b6e7260225c6c2c1401d17cb7be8dc4e3347b</meta:generator>
    <meta:document-statistic meta:table-count="0" meta:image-count="0" meta:object-count="0" meta:page-count="2" meta:paragraph-count="51" meta:word-count="352" meta:character-count="1982" meta:non-whitespace-character-count="1708"/>
  </office:meta>
</office:document-meta>
</file>